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J +K</text:p>
          </table:table-cell>
          <table:table-cell office:value-type="string" calcext:value-type="string">
            <text:p>png/question.png</text:p>
          </table:table-cell>
          <table:table-cell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row table:style-name="ro1" table:number-rows-repeated="3"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mocny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kapacit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i pocasi na +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men souperi pocasi na -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ber si novou stavbu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1 pole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zkoumej 2 pole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slib naklonnosti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 Pop tajne na ruce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J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5K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D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leci 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Vycvik zdarm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x Flirt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2 Pop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+3 Pop</text:p>
          </table:table-cell>
          <table:table-cell office:value-type="string" calcext:value-type="string">
            <text:p>png/question.png</text:p>
          </table:table-cell>
        </table:table-row>
      </table:table>
      <table:table table:name="po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3-06-18T23:02:56.637325762</dc:date>
    <meta:editing-duration>P20DT14H18M34S</meta:editing-duration>
    <meta:editing-cycles>213</meta:editing-cycles>
    <meta:document-statistic meta:table-count="5" meta:cell-count="542" meta:object-count="0"/>
  </office:meta>
</office:document-meta>
</file>